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Times New Roman" style:font-name-asian="SimSun" style:font-name-complex="Mangal"/>
    </style:style>
    <style:style style:name="P2" style:family="paragraph" style:parent-style-name="Standard" style:list-style-name="L1"/>
    <style:style style:name="P3" style:family="paragraph" style:parent-style-name="Standard" style:list-style-name="L2"/>
    <style:style style:name="P4" style:family="paragraph" style:parent-style-name="Standard">
      <style:text-properties style:font-name="Times New Roman" style:font-name-asian="SimSun" style:font-name-complex="Mangal"/>
    </style:style>
    <style:style style:name="P5" style:family="paragraph" style:parent-style-name="Standard" style:list-style-name="L3">
      <style:text-properties style:font-name="Times New Roman" style:font-name-asian="SimSun" style:font-name-complex="Mangal"/>
    </style:style>
    <style:style style:name="P6" style:family="paragraph" style:parent-style-name="Standard" style:list-style-name="L4">
      <style:text-properties style:font-name="Times New Roman" style:font-name-asian="SimSun" style:font-name-complex="Mangal"/>
    </style:style>
    <style:style style:name="P7" style:family="paragraph" style:parent-style-name="Standard" style:list-style-name="L5">
      <style:text-properties style:font-name="Times New Roman" style:font-name-asian="SimSun" style:font-name-complex="Mangal"/>
    </style:style>
    <style:style style:name="P8" style:family="paragraph" style:parent-style-name="Standard" style:list-style-name="L6">
      <style:text-properties style:font-name="Times New Roman" style:font-name-asian="SimSun" style:font-name-complex="Mangal"/>
    </style:style>
    <style:style style:name="P9" style:family="paragraph" style:parent-style-name="Standard" style:list-style-name="L7">
      <style:text-properties style:font-name="Times New Roman" style:font-name-asian="SimSun" style:font-name-complex="Mangal"/>
    </style:style>
    <style:style style:name="P10" style:family="paragraph" style:parent-style-name="Standard" style:list-style-name="L8">
      <style:text-properties style:font-name="Times New Roman" style:font-name-asian="SimSun" style:font-name-complex="Mangal"/>
    </style:style>
    <style:style style:name="T1" style:family="text">
      <style:text-properties style:font-name="Symbol" style:font-name-asian="Symbol" style:font-name-complex="Symbol"/>
    </style:style>
    <style:style style:name="T2" style:family="text">
      <style:text-properties style:font-name="Times New Roman" style:font-name-asian="SimSun" style:font-name-complex="Mangal"/>
    </style:style>
    <style:style style:name="T3" style:family="text">
      <style:text-properties style:font-name="Times New Roman" style:font-name-asian="Symbol" style:font-name-complex="Symbo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apitre 3 Graphes orientés</text:p>
      <text:p text:style-name="Standard"/>
      <text:p text:style-name="Standard">I Modes de représentation</text:p>
      <text:p text:style-name="Standard">Définition :</text:p>
      <text:p text:style-name="Standard">Un graphe simple orienté est défini par :</text:p>
      <text:list xml:id="list3160349336567910710" text:style-name="L1">
        <text:list-item>
          <text:p text:style-name="P2">Un ensemble fini X={x1;x2 ;...;xn}, dont les éléments sont les sommets du graphe</text:p>
        </text:list-item>
        <text:list-item>
          <text:p text:style-name="P2">Un ensemble de couples (xi;xj) d'éléments de X appelé arcs</text:p>
          <text:list>
            <text:list-item>
              <text:p text:style-name="P2">Une boucle est un arc dont les extrémités sont identiques (exemple : de D à D)</text:p>
            </text:list-item>
          </text:list>
        </text:list-item>
      </text:list>
      <text:p text:style-name="Standard"/>
      <text:list xml:id="list5911487966955918902" text:style-name="L2">
        <text:list-item>
          <text:p text:style-name="P3">xj est un successeur de xi signifie que (xi;xj) est un arc du graphe. <text:span text:style-name="T1"></text:span><text:span text:style-name="T2">(xi) est l'ensemble des successeurs de xi.</text:span></text:p>
        </text:list-item>
        <text:list-item>
          <text:p text:style-name="P3"><text:span text:style-name="T2">Xi est un prédécesseur de xj signifie que (xi;xj) est un arc du graphe. </text:span><text:span text:style-name="T1"></text:span><text:span text:style-name="T3">^-1</text:span><text:span text:style-name="T2">(xj) est l'ensemble des prédécesseur de xj</text:span></text:p>
        </text:list-item>
      </text:list>
      <text:p text:style-name="P1"/>
      <text:list xml:id="list8712070107409555229" text:style-name="L3">
        <text:list-item>
          <text:p text:style-name="P5">La matrice d'adjacence d'un graphe simple orienté à n sommets est la matrice carré (aij) à n lignes où :</text:p>
          <text:list>
            <text:list-item>
              <text:p text:style-name="P5">aij=1 si (xi;xj) est un arc du graphe</text:p>
            </text:list-item>
            <text:list-item>
              <text:p text:style-name="P5">aij=0 dans le cas contraire</text:p>
            </text:list-item>
          </text:list>
        </text:list-item>
      </text:list>
      <text:list xml:id="list3196730576727590389" text:style-name="L4">
        <text:list-item>
          <text:p text:style-name="P6">On l'obtient a partir du tableau des successeurs</text:p>
        </text:list-item>
      </text:list>
      <text:p text:style-name="P1"/>
      <text:p text:style-name="P1"/>
      <table:table table:name="Tableau1" table:style-name="Tableau1">
        <table:table-column table:style-name="Tableau1.A" table:number-columns-repeated="3"/>
        <table:table-row>
          <table:table-cell table:style-name="Tableau1.A1" office:value-type="string">
            <text:p text:style-name="Table_20_Contents"/>
          </table:table-cell>
          <table:table-cell table:style-name="Tableau1.A1" office:value-type="string">
            <text:p text:style-name="Table_20_Contents"/>
          </table:table-cell>
          <table:table-cell table:style-name="Tableau1.C1" office:value-type="string">
            <text:p text:style-name="Table_20_Contents"/>
          </table:table-cell>
        </table:table-row>
        <table:table-row>
          <table:table-cell table:style-name="Tableau1.A2" office:value-type="string">
            <text:p text:style-name="Table_20_Contents">a</text:p>
          </table:table-cell>
          <table:table-cell table:style-name="Tableau1.A2" office:value-type="string">
            <text:p text:style-name="Table_20_Contents">B,d</text:p>
          </table:table-cell>
          <table:table-cell table:style-name="Tableau1.C2" office:value-type="string">
            <text:p text:style-name="Table_20_Contents"/>
          </table:table-cell>
        </table:table-row>
        <table:table-row>
          <table:table-cell table:style-name="Tableau1.A2" office:value-type="string">
            <text:p text:style-name="Table_20_Contents">b</text:p>
          </table:table-cell>
          <table:table-cell table:style-name="Tableau1.A2" office:value-type="string">
            <text:p text:style-name="Table_20_Contents"/>
          </table:table-cell>
          <table:table-cell table:style-name="Tableau1.C2" office:value-type="string">
            <text:p text:style-name="Table_20_Contents"/>
          </table:table-cell>
        </table:table-row>
        <table:table-row>
          <table:table-cell table:style-name="Tableau1.A2" office:value-type="string">
            <text:p text:style-name="Table_20_Contents">c</text:p>
          </table:table-cell>
          <table:table-cell table:style-name="Tableau1.A2" office:value-type="string">
            <text:p text:style-name="Table_20_Contents">d</text:p>
          </table:table-cell>
          <table:table-cell table:style-name="Tableau1.C2" office:value-type="string">
            <text:p text:style-name="Table_20_Contents"/>
          </table:table-cell>
        </table:table-row>
        <table:table-row>
          <table:table-cell table:style-name="Tableau1.A2" office:value-type="string">
            <text:p text:style-name="Table_20_Contents">d</text:p>
          </table:table-cell>
          <table:table-cell table:style-name="Tableau1.A2" office:value-type="string">
            <text:p text:style-name="Table_20_Contents">A,b</text:p>
          </table:table-cell>
          <table:table-cell table:style-name="Tableau1.C2" office:value-type="string">
            <text:p text:style-name="Table_20_Contents"/>
          </table:table-cell>
        </table:table-row>
        <table:table-row>
          <table:table-cell table:style-name="Tableau1.A2" office:value-type="string">
            <text:p text:style-name="Table_20_Contents">e</text:p>
          </table:table-cell>
          <table:table-cell table:style-name="Tableau1.A2" office:value-type="string">
            <text:p text:style-name="Table_20_Contents">A,f</text:p>
          </table:table-cell>
          <table:table-cell table:style-name="Tableau1.C2" office:value-type="string">
            <text:p text:style-name="Table_20_Contents"/>
          </table:table-cell>
        </table:table-row>
        <table:table-row>
          <table:table-cell table:style-name="Tableau1.A2" office:value-type="string">
            <text:p text:style-name="Table_20_Contents">f</text:p>
          </table:table-cell>
          <table:table-cell table:style-name="Tableau1.A2" office:value-type="string">
            <text:p text:style-name="Table_20_Contents">A,c,d,f</text:p>
          </table:table-cell>
          <table:table-cell table:style-name="Tableau1.C2" office:value-type="string">
            <text:p text:style-name="Table_20_Contents"/>
          </table:table-cell>
        </table:table-row>
      </table:table>
      <text:p text:style-name="P1"/>
      <text:p text:style-name="P1">( 0 <text:s/>1 <text:s/>0 <text:s/>1 <text:s/>0 <text:s/>0 )</text:p>
      <text:p text:style-name="P1">( 0 <text:s/>0 <text:s/>0 <text:s/>0 <text:s/>0 <text:s/>0 )</text:p>
      <text:p text:style-name="P1">( 0 <text:s/>0 <text:s/>0 <text:s/>1 <text:s/>0 <text:s/>0 )</text:p>
      <text:p text:style-name="P1">( 1 <text:s/>1 <text:s/>0 <text:s/>0 <text:s/>0 <text:s/>0 )</text:p>
      <text:p text:style-name="P1">( 1 <text:s/>0 <text:s/>0 <text:s/>0 <text:s/>0 <text:s/>1 )</text:p>
      <text:p text:style-name="P1">( 1 <text:s/>0 <text:s/>1 <text:s/>1 <text:s/>0 <text:s/>1 )</text:p>
      <text:p text:style-name="P1"/>
      <text:p text:style-name="P1">II Chemin d'un graphe simple orienté</text:p>
      <text:p text:style-name="P1"><text:tab/>A) définition :</text:p>
      <text:p text:style-name="P1">Dans un graphe simple orienté, un chemin est une suite ordonnée de sommet, donc chacun, sauf le premier, a le suiivant pour successeur.</text:p>
      <text:list xml:id="list5762304997498359499" text:style-name="L5">
        <text:list-item>
          <text:p text:style-name="P7">Un chemin Hamiltonien est un chemin qui passe une fois et une seule par chaque sommet du graphe</text:p>
        </text:list-item>
        <text:list-item>
          <text:p text:style-name="P7">Un circuit est un chemin dont le premier et le dernier sommet sont identiques</text:p>
        </text:list-item>
      </text:list>
      <text:p text:style-name="P1"/>
      <text:p text:style-name="P1"><text:tab/>B) Longueur du sommet</text:p>
      <text:p text:style-name="P1">Définition : </text:p>
      <text:list xml:id="list7308701616110348921" text:style-name="L6">
        <text:list-item>
          <text:p text:style-name="P8">Soit M, la matrice d'adjacence d'un graphe simple orienté de n sommets. Le nombre de chemins de longueur p d'un sommet xi vers un sommet xj est le coefficient aij de la matrice <text:soft-page-break/>M^p</text:p>
        </text:list-item>
      </text:list>
      <text:p text:style-name="P1"/>
      <text:p text:style-name="P1">Remarque :</text:p>
      <text:list xml:id="list8144034886971901068" text:style-name="L7">
        <text:list-item>
          <text:p text:style-name="P9">Pour un graphe de n sommet, si M^n=/=, alors ce graphe contient au moins un circuit.</text:p>
        </text:list-item>
        <text:list-item>
          <text:p text:style-name="P9">Dans un graphe à n sommets sans circuit, tout chemin a une longeur max=n-1</text:p>
        </text:list-item>
        <text:list-item>
          <text:p text:style-name="P9">Si chaque sommet contient au moins un prédécesseur (chaque colonne contient au moins un 1), alors le graphe contient au moins un circuit</text:p>
        </text:list-item>
        <text:list-item>
          <text:p text:style-name="P9">Si chaque sommet contient au moins un successeur (chaque ligne contient au moins un 1), alors le graphe contient au moins un circuit</text:p>
        </text:list-item>
      </text:list>
      <text:p text:style-name="P1"/>
      <text:p text:style-name="P1">III Fermeture transitive</text:p>
      <text:p text:style-name="P1">Définition</text:p>
      <text:p text:style-name="P1">La fermeture transitive d'un graphe simple orienté est le graphe obtenu en conservant le graphe initial et en ajoutant si nécessaire les arcs (x, y) pour lesquels il existe un chemin de x vers y dans le graphe initial.</text:p>
      <text:p text:style-name="P1"/>
      <text:p text:style-name="P1"/>
      <text:p text:style-name="P1"/>
      <text:p text:style-name="P1">Propriété :</text:p>
      <text:p text:style-name="P1">Un graphe simple orienté à n sommets de matrice d'adjacence M a pour fermeture transitive le graphe de matrice ^M où :</text:p>
      <text:p text:style-name="P1">^M= M+M²+M^3+...+M^n</text:p>
      <text:p text:style-name="P1">Ceci ce fait par addition booléenne : Si nombre != 0, alors noter 1</text:p>
      <text:p text:style-name="P1">^M : Matrice d'accessibilité.</text:p>
      <text:p text:style-name="P1"/>
      <text:p text:style-name="P1"/>
      <text:p text:style-name="P1">IV Niveau d'un graphe <text:s/>simple orienté sans circuits</text:p>
      <text:p text:style-name="P1">Définition :</text:p>
      <text:p text:style-name="P1">Dans un graphe simple orienté, sans circuit, le niveau d'un sommet xi est 0, si xi n'a pas de prédécesseur, sinon c'est la longueur du chemin le plus long arrivant sur ce sommet.</text:p>
      <text:p text:style-name="P1"/>
      <text:p text:style-name="P1">Remarque :</text:p>
      <text:list xml:id="list7446551363290029730" text:style-name="L8">
        <text:list-item>
          <text:p text:style-name="P10">Un graphe valué (valorisé) est un graphe orienté sans circuit où chaque arc (xi, xj) est affecté d'une valeur.</text:p>
        </text:list-item>
        <text:list-item>
          <text:p text:style-name="P10">Soit G un graphe valué, on appelle :</text:p>
          <text:list>
            <text:list-item>
              <text:p text:style-name="P10">valeur d'un chemin xi → xi+1 → … → xj : la somme des valeurs attribuées à chaque arc</text:p>
            </text:list-item>
            <text:list-item>
              <text:p text:style-name="P10">Le chemin de valeur minimale (ou maximale) : un chemin <text:s/>xi → xi+1 → … → xj telle que la somme des valeurs est minimale (ou maximale)</text:p>
            </text:list-item>
          </text:list>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4T11:19:23.77</meta:creation-date>
    <dc:date>2013-11-18T12:00:46.49</dc:date>
    <meta:editing-duration>PT2H16M48S</meta:editing-duration>
    <meta:editing-cycles>6</meta:editing-cycles>
    <meta:generator>OpenOffice/4.0.0$Win32 OpenOffice.org_project/400m3$Build-9702</meta:generator>
    <meta:document-statistic meta:table-count="1" meta:image-count="0" meta:object-count="0" meta:page-count="2" meta:paragraph-count="59" meta:word-count="610" meta:character-count="3051"/>
  </office:meta>
</office:document-meta>
</file>